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Regular" style:font-family-generic="swiss" style:font-pitch="variable"/>
    <style:font-face style:name="Liberation Sans Narrow2" svg:font-family="'Liberation Sans Narrow'" style:font-adornments="Regular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2" svg:font-family="'Liberation Sans'" style:font-adornments="Bold" style:font-family-generic="roman" style:font-pitch="variable"/>
    <style:font-face style:name="Liberation Sans3" svg:font-family="'Liberation Sans'" style:font-adornments="Regular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Progress_5f_2-outline1" style:list-style-name="L1">
      <style:graphic-properties draw:auto-grow-height="true" draw:fit-to-size="false" style:shrink-to-fit="false" fo:min-height="8.5cm"/>
      <style:paragraph-properties style:writing-mode="lr-tb"/>
    </style:style>
    <style:style style:name="pr2" style:family="presentation" style:parent-style-name="Progress_5f_2-notes">
      <style:graphic-properties draw:fill-color="#ffffff" fo:min-height="13.364cm"/>
      <style:paragraph-properties style:writing-mode="lr-tb"/>
    </style:style>
    <style:style style:name="pr3" style:family="presentation" style:parent-style-name="Progress_5f_2-title">
      <style:graphic-properties fo:min-height="3.151cm"/>
      <style:paragraph-properties style:writing-mode="lr-tb"/>
    </style:style>
    <style:style style:name="pr4" style:family="presentation" style:parent-style-name="Progress_5f_2-outline1" style:list-style-name="L1">
      <style:graphic-properties draw:auto-grow-height="true" draw:fit-to-size="false" style:shrink-to-fit="false" fo:min-height="25.088cm"/>
      <style:paragraph-properties style:writing-mode="lr-tb"/>
    </style:style>
    <style:style style:name="pr5" style:family="presentation" style:parent-style-name="Progress_5f_2-outline1" style:list-style-name="L1">
      <style:graphic-properties draw:auto-grow-height="true" draw:fit-to-size="false" style:shrink-to-fit="false" fo:min-height="25.088cm"/>
      <style:paragraph-properties style:writing-mode="lr-tb"/>
    </style:style>
    <style:style style:name="pr6" style:family="presentation" style:parent-style-name="Progress_5f_2-outline1" style:list-style-name="L1">
      <style:graphic-properties draw:auto-grow-height="true" draw:fit-to-size="false" style:shrink-to-fit="false" fo:min-height="25.088cm"/>
      <style:paragraph-properties style:writing-mode="lr-tb"/>
    </style:style>
    <style:style style:name="pr7" style:family="presentation" style:parent-style-name="Progress_5f_2-outline1" style:list-style-name="L1">
      <style:graphic-properties draw:auto-grow-height="true" draw:fit-to-size="false" style:shrink-to-fit="false" fo:min-height="25.588cm"/>
      <style:paragraph-properties style:writing-mode="lr-tb"/>
    </style:style>
    <style:style style:name="pr8" style:family="presentation" style:parent-style-name="Progress_5f_2-outline1" style:list-style-name="L1">
      <style:graphic-properties draw:auto-grow-height="true" draw:fit-to-size="false" style:shrink-to-fit="false" fo:min-height="25.588cm"/>
      <style:paragraph-properties style:writing-mode="lr-tb"/>
    </style:style>
    <style:style style:name="pr9" style:family="presentation" style:parent-style-name="Progress_5f_2-outline1" style:list-style-name="L1">
      <style:graphic-properties draw:auto-grow-height="true" draw:fit-to-size="false" style:shrink-to-fit="false" fo:min-height="25.588cm"/>
      <style:paragraph-properties style:writing-mode="lr-tb"/>
    </style:style>
    <style:style style:name="pr10" style:family="presentation" style:parent-style-name="Progress_5f_2-outline1" style:list-style-name="L1">
      <style:graphic-properties draw:auto-grow-height="true" draw:fit-to-size="false" style:shrink-to-fit="false" fo:min-height="25.588cm"/>
      <style:paragraph-properties style:writing-mode="lr-tb"/>
    </style:style>
    <style:style style:name="pr11" style:family="presentation" style:parent-style-name="Progress_5f_2-outline1" style:list-style-name="L1">
      <style:graphic-properties draw:auto-grow-height="true" draw:fit-to-size="false" style:shrink-to-fit="false" fo:min-height="25.08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417cm" fo:text-align="center" fo:text-indent="0cm" style:writing-mode="lr-tb"/>
      <style:text-properties style:font-name="Liberation Sans3" fo:font-size="96pt" style:text-underline-style="solid" style:text-underline-width="auto" style:text-underline-color="font-color" style:letter-kerning="true" style:font-size-asian="96pt" style:font-size-complex="96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fo:font-size="40pt" style:font-size-asian="40pt" style:font-size-complex="40pt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margin-top="0cm" fo:margin-bottom="0.417cm" fo:text-align="start" fo:text-indent="0cm" style:writing-mode="lr-tb"/>
      <style:text-properties style:font-name="Liberation Sans3" fo:font-size="26pt" style:text-underline-style="solid" style:text-underline-width="auto" style:text-underline-color="font-color" style:letter-kerning="true" style:font-size-asian="26pt" style:font-size-complex="26pt"/>
    </style:style>
    <style:style style:name="P7" style:family="paragraph">
      <style:paragraph-properties fo:line-height="78%" fo:text-align="start"/>
    </style:style>
    <style:style style:name="P8" style:family="paragraph">
      <style:paragraph-properties fo:line-height="62%" fo:text-align="start"/>
    </style:style>
    <style:style style:name="P9" style:family="paragraph">
      <style:paragraph-properties fo:line-height="90%" fo:text-align="start"/>
    </style:style>
    <style:style style:name="P10" style:family="paragraph">
      <style:paragraph-properties fo:margin-left="0cm" fo:margin-right="0cm" fo:margin-top="0cm" fo:margin-bottom="0.417cm" fo:line-height="90%" fo:text-align="start" fo:text-indent="0cm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use-window-font-color="true" loext:opacity="0%" style:text-outline="false" style:text-line-through-style="none" style:text-line-through-type="none" style:font-name="Liberation Sans3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Progress_5f_2" presentation:presentation-page-layout-name="AL1T1" presentation:use-date-time-name="dtd1" xml:id="id1" draw:id="id1">
        <office:forms form:automatic-focus="false" form:apply-design-mode="false"/>
        <draw:frame presentation:style-name="pr1" draw:text-style-name="P2" draw:layer="layout" svg:width="29cm" svg:height="10.296cm" svg:x="-0.5cm" svg:y="4cm" presentation:class="outline" presentation:user-transformed="true">
          <draw:text-box>
            <text:list text:style-name="L1">
              <text:list-header>
                <text:p text:style-name="P1"><text:span text:style-name="T1">TEMA 4. XML</text:span></text:p>
                <text:p text:style-name="P1"><text:span text:style-name="T2">CONVERSIÓ I ADAPTACIÓ DE DOCUMENTS XML (XSLT)</text:span></text:p>
                <text:p text:style-name="P1"><text:span text:style-name="T2">2ª PART</text:span>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ogress_5f_2" presentation:presentation-page-layout-name="AL1T1" presentation:use-date-time-name="dtd1" xml:id="id2" draw:id="id2">
        <office:forms form:automatic-focus="false" form:apply-design-mode="false"/>
        <draw:frame presentation:style-name="pr3" draw:text-style-name="P4" draw:layer="layout" svg:width="27cm" svg:height="3.151cm" svg:x="0.5cm" svg:y="-0.825cm" presentation:class="title" presentation:user-transformed="true">
          <draw:text-box>
            <text:p><text:span text:style-name="T3">TRANSFORMANT EL DOCUMENT</text:span></text:p>
          </draw:text-box>
        </draw:frame>
        <draw:frame presentation:style-name="pr4" draw:text-style-name="P6" draw:layer="layout" svg:width="28.5cm" svg:height="25.088cm" svg:x="-0.5cm" svg:y="2cm" presentation:class="outline" presentation:user-transformed="true">
          <draw:text-box>
            <text:list text:style-name="L1">
              <text:list-header>
                <text:p text:style-name="P5"><text:span text:style-name="T4">L'objectiu de XSLT és convertir els documents XML en:</text:span></text:p>
                <text:p text:style-name="P5"><text:span text:style-name="T4">- Altres documents XML.</text:span></text:p>
                <text:p text:style-name="P5"><text:span text:style-name="T4">- Altres formats reconeguts per un navegador com a HTML, XHTML o en text pla.</text:span></text:p>
                <text:p text:style-name="P5"><text:span text:style-name="T4"/></text:p>
              </text:list-header>
              <text:list-item>
                <text:p text:style-name="P5"><text:span text:style-name="T4">Generalment, la transformació que fa XSLT és d'un a un (cada element XML es transformarà en un altre, ja siga XML, HTML, XHTML, etc.).</text:span></text:p>
                <text:p text:style-name="P5"><text:span text:style-name="T4">Una mateixa fulla d'estil XSLT es pot aplicar a diferents documents XML.</text:span></text:p>
                <text:p text:style-name="P5"><text:span text:style-name="T4"/></text:p>
                <text:p text:style-name="P5"><text:span text:style-name="T4"/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ogress_5f_2" presentation:presentation-page-layout-name="AL1T1" presentation:use-date-time-name="dtd1" xml:id="id3" draw:id="id3">
        <office:forms form:automatic-focus="false" form:apply-design-mode="false"/>
        <draw:frame presentation:style-name="pr3" draw:text-style-name="P4" draw:layer="layout" svg:width="27cm" svg:height="3.151cm" svg:x="0.5cm" svg:y="-0.825cm" presentation:class="title" presentation:user-transformed="true">
          <draw:text-box>
            <text:p><text:span text:style-name="T3">TRANSFORMANT EL DOCUMENT</text:span></text:p>
          </draw:text-box>
        </draw:frame>
        <draw:frame presentation:style-name="pr5" draw:text-style-name="P6" draw:layer="layout" svg:width="28.5cm" svg:height="25.088cm" svg:x="-0.5cm" svg:y="2cm" presentation:class="outline" presentation:user-transformed="true">
          <draw:text-box>
            <text:list text:style-name="L1">
              <text:list-header>
                <text:p text:style-name="P5"><text:span text:style-name="T4">Hem vist, fins ara, com transformar un document XML a un text pla o a un document HTML, ens falta veure com transformar un document XML a un altre XML amb distints característiques.</text:span></text:p>
                <text:p text:style-name="P5"><text:span text:style-name="T4">Comprendrem millor la transformació mitjançant exemples.</text:span></text:p>
                <text:p text:style-name="P5"><text:span text:style-name="T4">Primer enllaçarem el document XML amb el XSLT. </text:span></text:p>
                <text:p text:style-name="P5"><text:span text:style-name="T5">&lt;?xml version="1.0" encoding="UTF-8"?&gt;</text:span></text:p>
                <text:p text:style-name="P5"><text:span text:style-name="T5">&lt;?xml-stylesheet href="fulla1.xsl" type="text/xsl"?&gt;</text:span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</text:list-header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ogress_5f_2" presentation:presentation-page-layout-name="AL1T1" presentation:use-date-time-name="dtd1" xml:id="id4" draw:id="id4">
        <office:forms form:automatic-focus="false" form:apply-design-mode="false"/>
        <draw:frame presentation:style-name="pr3" draw:text-style-name="P4" draw:layer="layout" svg:width="27cm" svg:height="3.151cm" svg:x="0.5cm" svg:y="-0.825cm" presentation:class="title" presentation:user-transformed="true">
          <draw:text-box>
            <text:p><text:span text:style-name="T3">TRANSFORMANT EL DOCUMENT</text:span></text:p>
          </draw:text-box>
        </draw:frame>
        <draw:frame presentation:style-name="pr6" draw:text-style-name="P6" draw:layer="layout" svg:width="28.5cm" svg:height="25.088cm" svg:x="-0.5cm" svg:y="2cm" presentation:class="outline" presentation:user-transformed="true">
          <draw:text-box>
            <text:list text:style-name="L1">
              <text:list-header>
                <text:p text:style-name="P5"><text:span text:style-name="T4">Tinguem el següent document XML:</text:span></text:p>
                <text:p text:style-name="P7"><text:span text:style-name="T4">&lt;catalogo&gt;</text:span></text:p>
                <text:p text:style-name="P7"><text:span text:style-name="T4"><text:s text:c="2"/></text:span><text:span text:style-name="T4">&lt;libro&gt;</text:span></text:p>
                <text:p text:style-name="P7"><text:span text:style-name="T4"><text:s text:c="4"/></text:span><text:span text:style-name="T4">&lt;title&gt;Don Quijote&lt;/title&gt;</text:span></text:p>
                <text:p text:style-name="P7"><text:span text:style-name="T4"><text:s text:c="4"/></text:span><text:span text:style-name="T4">&lt;autor&gt;Cervantes&lt;/autor&gt;</text:span></text:p>
                <text:p text:style-name="P7"><text:span text:style-name="T4"><text:s text:c="2"/></text:span><text:span text:style-name="T4">&lt;/libro&gt;</text:span></text:p>
                <text:p text:style-name="P7"><text:span text:style-name="T4"><text:s text:c="2"/></text:span><text:span text:style-name="T4">&lt;libro&gt;</text:span></text:p>
                <text:p text:style-name="P7"><text:span text:style-name="T4"><text:s text:c="4"/></text:span><text:span text:style-name="T4">&lt;title&gt;Poeta en Nueva York&lt;/title&gt;</text:span></text:p>
                <text:p text:style-name="P7"><text:span text:style-name="T4"><text:s text:c="4"/></text:span><text:span text:style-name="T4">&lt;autor&gt;Lorca&lt;/autor&gt;</text:span></text:p>
                <text:p text:style-name="P7"><text:span text:style-name="T4"><text:s text:c="2"/></text:span><text:span text:style-name="T4">&lt;/libro&gt;</text:span></text:p>
                <text:p text:style-name="P7"><text:span text:style-name="T4">&lt;/catalogo&gt;</text:span></text:p>
                <text:p text:style-name="P5"><text:span text:style-name="T5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</text:list-header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ogress_5f_2" presentation:presentation-page-layout-name="AL1T1" presentation:use-date-time-name="dtd1" xml:id="id5" draw:id="id5">
        <office:forms form:automatic-focus="false" form:apply-design-mode="false"/>
        <draw:frame presentation:style-name="pr3" draw:text-style-name="P4" draw:layer="layout" svg:width="27cm" svg:height="3.151cm" svg:x="0.5cm" svg:y="-0.825cm" presentation:class="title" presentation:user-transformed="true">
          <draw:text-box>
            <text:p><text:span text:style-name="T3">TRANSFORMANT EL DOCUMENT</text:span></text:p>
          </draw:text-box>
        </draw:frame>
        <draw:frame presentation:style-name="pr7" draw:text-style-name="P6" draw:layer="layout" svg:width="28.5cm" svg:height="25.588cm" svg:x="-0.5cm" svg:y="1.5cm" presentation:class="outline" presentation:user-transformed="true">
          <draw:text-box>
            <text:list text:style-name="L1">
              <text:list-header>
                <text:p text:style-name="P5"><text:span text:style-name="T4">Volem transformar aquest XML en un altre fitxer en el qual l'etiqueta title vaja en castellà (título). La solució podria ser:</text:span></text:p>
                <text:p text:style-name="P8"><text:span text:style-name="T6">&lt;xsl:stylesheet version="1.0" xmlns:xsl="http://www.w3.org/1999/XSL/Transform"&gt;</text:span></text:p>
                <text:p text:style-name="P8"><text:span text:style-name="T6"><text:s text:c="2"/></text:span><text:span text:style-name="T6">&lt;xsl:template match="/"&gt;</text:span></text:p>
                <text:p text:style-name="P8"><text:span text:style-name="T6"><text:s text:c="4"/></text:span><text:span text:style-name="T6">&lt;catalogo&gt;</text:span></text:p>
                <text:p text:style-name="P8"><text:span text:style-name="T6"><text:s text:c="5"/></text:span><text:span text:style-name="T6">&lt;xsl:for-each select="/catalogo/libro"&gt;</text:span></text:p>
                <text:p text:style-name="P8"><text:span text:style-name="T6"><text:s text:c="8"/></text:span><text:span text:style-name="T6">&lt;libro&gt;</text:span></text:p>
                <text:p text:style-name="P8"><text:span text:style-name="T6"><text:s text:c="10"/></text:span><text:span text:style-name="T6">&lt;titulo&gt;&lt;xsl:value-of select="title"/&gt;&lt;/titulo&gt;</text:span></text:p>
                <text:p text:style-name="P8"><text:span text:style-name="T6"><text:s text:c="10"/></text:span><text:span text:style-name="T6">&lt;autor&gt;&lt;xsl:value-of select="autor"/&gt;&lt;/autor&gt;</text:span></text:p>
                <text:p text:style-name="P8"><text:span text:style-name="T6"><text:s text:c="8"/></text:span><text:span text:style-name="T6">&lt;/libro&gt;</text:span></text:p>
                <text:p text:style-name="P8"><text:span text:style-name="T6"><text:s text:c="6"/></text:span><text:span text:style-name="T6">&lt;/xsl:for-each&gt;</text:span></text:p>
                <text:p text:style-name="P8"><text:span text:style-name="T6"><text:s text:c="4"/></text:span><text:span text:style-name="T6">&lt;/catalogo&gt;</text:span></text:p>
                <text:p text:style-name="P8"><text:span text:style-name="T6"><text:s text:c="2"/></text:span><text:span text:style-name="T6">&lt;/xsl:template&gt;</text:span></text:p>
                <text:p text:style-name="P8"><text:span text:style-name="T6">&lt;/xsl:stylesheet&gt;</text:span></text:p>
                <text:p text:style-name="P5"><text:span text:style-name="T4"/></text:p>
              </text:list-header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ogress_5f_2" presentation:presentation-page-layout-name="AL1T1" presentation:use-date-time-name="dtd1" xml:id="id6" draw:id="id6">
        <office:forms form:automatic-focus="false" form:apply-design-mode="false"/>
        <draw:frame presentation:style-name="pr3" draw:text-style-name="P4" draw:layer="layout" svg:width="27cm" svg:height="3.151cm" svg:x="0.5cm" svg:y="-0.825cm" presentation:class="title" presentation:user-transformed="true">
          <draw:text-box>
            <text:p><text:span text:style-name="T3">TRANSFORMANT EL DOCUMENT</text:span></text:p>
          </draw:text-box>
        </draw:frame>
        <draw:frame presentation:style-name="pr8" draw:text-style-name="P6" draw:layer="layout" svg:width="28.5cm" svg:height="25.588cm" svg:x="-0.5cm" svg:y="1.5cm" presentation:class="outline" presentation:user-transformed="true">
          <draw:text-box>
            <text:list text:style-name="L1">
              <text:list-header>
                <text:p text:style-name="P5"><text:span text:style-name="T4">Ara volem generar un XML on autor aparega com atribut de titulo:</text:span></text:p>
                <text:p text:style-name="P8"><text:span text:style-name="T6">&lt;xsl:stylesheet version="1.0" <text:s/>xmlns:xsl="http://www.w3.org/1999/XSL/Transform"&gt;</text:span></text:p>
                <text:p text:style-name="P8"><text:span text:style-name="T6"><text:s text:c="2"/></text:span><text:span text:style-name="T6">&lt;xsl:template match="/"&gt;</text:span></text:p>
                <text:p text:style-name="P8"><text:span text:style-name="T6"><text:s text:c="4"/></text:span><text:span text:style-name="T6">&lt;catalogo&gt;</text:span></text:p>
                <text:p text:style-name="P8"><text:span text:style-name="T6"><text:s text:c="6"/></text:span><text:span text:style-name="T6">&lt;xsl:for-each select="/catalogo/libro"&gt;</text:span></text:p>
                <text:p text:style-name="P8"><text:span text:style-name="T6"><text:s text:c="8"/></text:span><text:span text:style-name="T6">&lt;libro&gt;</text:span></text:p>
                <text:p text:style-name="P8"><text:span text:style-name="T6"><text:s text:c="10"/></text:span><text:span text:style-name="T6">&lt;titulo&gt;&lt;xsl:attribute name="escritor"&gt;&lt;xsl:value-of select="autor"/&gt;</text:span></text:p>
                <text:p text:style-name="P8"><text:span text:style-name="T6"><text:s text:c="12"/></text:span><text:span text:style-name="T6"><text:tab/></text:span><text:span text:style-name="T6">&lt;/xsl:attribute&gt;&lt;xsl:value-of select="title"/&gt;</text:span></text:p>
                <text:p text:style-name="P8"><text:span text:style-name="T6"><text:s text:c="10"/></text:span><text:span text:style-name="T6">&lt;/titulo&gt;</text:span></text:p>
                <text:p text:style-name="P8"><text:span text:style-name="T6"><text:s text:c="8"/></text:span><text:span text:style-name="T6">&lt;/libro&gt;</text:span></text:p>
                <text:p text:style-name="P8"><text:span text:style-name="T6"><text:s text:c="6"/></text:span><text:span text:style-name="T6">&lt;/xsl:for-each&gt;</text:span></text:p>
                <text:p text:style-name="P8"><text:span text:style-name="T6"><text:s text:c="4"/></text:span><text:span text:style-name="T6">&lt;/catalogo&gt;</text:span></text:p>
                <text:p text:style-name="P8"><text:span text:style-name="T6"><text:s text:c="2"/></text:span><text:span text:style-name="T6">&lt;/xsl:template&gt;</text:span></text:p>
                <text:p text:style-name="P8"><text:span text:style-name="T6">&lt;/xsl:stylesheet&gt;</text:span></text:p>
                <text:p text:style-name="P5"><text:span text:style-name="T4"/></text:p>
              </text:list-header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ogress_5f_2" presentation:presentation-page-layout-name="AL1T1" presentation:use-date-time-name="dtd1" xml:id="id7" draw:id="id7">
        <office:forms form:automatic-focus="false" form:apply-design-mode="false"/>
        <draw:frame presentation:style-name="pr3" draw:text-style-name="P4" draw:layer="layout" svg:width="27cm" svg:height="3.151cm" svg:x="0.5cm" svg:y="-0.825cm" presentation:class="title" presentation:user-transformed="true">
          <draw:text-box>
            <text:p><text:span text:style-name="T3">TRANSFORMANT EL DOCUMENT</text:span></text:p>
          </draw:text-box>
        </draw:frame>
        <draw:frame presentation:style-name="pr9" draw:text-style-name="P6" draw:layer="layout" svg:width="28.5cm" svg:height="25.588cm" svg:x="-0.5cm" svg:y="1.5cm" presentation:class="outline" presentation:user-transformed="true">
          <draw:text-box>
            <text:list text:style-name="L1">
              <text:list-header>
                <text:p text:style-name="P5"><text:span text:style-name="T4">També es pot canviar l’estructura del document XML. </text:span></text:p>
                <text:p text:style-name="P8"><text:span text:style-name="T6">&lt;xsl:stylesheet version="1.0" <text:s/>xmlns:xsl="http://www.w3.org/1999/XSL/Transform"&gt;</text:span></text:p>
                <text:p text:style-name="P8"><text:span text:style-name="T6"><text:s text:c="2"/></text:span><text:span text:style-name="T6">&lt;xsl:template match="/"&gt;</text:span></text:p>
                <text:p text:style-name="P8"><text:span text:style-name="T6"><text:s text:c="2"/></text:span><text:span text:style-name="T6">&lt;autores&gt;</text:span></text:p>
                <text:p text:style-name="P8"><text:span text:style-name="T6"><text:s text:c="4"/></text:span><text:span text:style-name="T6">&lt;xsl:apply-templates /&gt;</text:span></text:p>
                <text:p text:style-name="P8"><text:span text:style-name="T6"><text:s text:c="2"/></text:span><text:span text:style-name="T6">&lt;/autores&gt;</text:span></text:p>
                <text:p text:style-name="P8"><text:span text:style-name="T6">&lt;/xsl:template&gt;</text:span></text:p>
                <text:p text:style-name="P8"><text:span text:style-name="T6">&lt;xsl:template match="libro"&gt;</text:span></text:p>
                <text:p text:style-name="P8"><text:span text:style-name="T6"><text:s text:c="2"/></text:span><text:span text:style-name="T6">&lt;autor&gt;</text:span></text:p>
                <text:p text:style-name="P8"><text:span text:style-name="T6"><text:s text:c="4"/></text:span><text:span text:style-name="T6">&lt;nombre&gt;&lt;xsl:value-of select="autor" /&gt;&lt;/nombre&gt;</text:span></text:p>
                <text:p text:style-name="P8"><text:span text:style-name="T6"><text:s text:c="4"/></text:span><text:span text:style-name="T6">&lt;libro&gt;&lt;xsl:value-of select="titulo" /&gt;&lt;/libro&gt;</text:span></text:p>
                <text:p text:style-name="P8"><text:span text:style-name="T6"><text:s text:c="2"/></text:span><text:span text:style-name="T6">&lt;/autor&gt;</text:span></text:p>
                <text:p text:style-name="P8"><text:span text:style-name="T6">&lt;/xsl:template&gt;</text:span></text:p>
                <text:p text:style-name="P8"><text:span text:style-name="T6">&lt;/xsl:stylesheet&gt;</text:span></text:p>
                <text:p text:style-name="P5"><text:span text:style-name="T4"/></text:p>
              </text:list-header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ogress_5f_2" presentation:presentation-page-layout-name="AL1T1" presentation:use-date-time-name="dtd1" xml:id="id8" draw:id="id8">
        <office:forms form:automatic-focus="false" form:apply-design-mode="false"/>
        <draw:frame presentation:style-name="pr3" draw:text-style-name="P4" draw:layer="layout" svg:width="27cm" svg:height="3.151cm" svg:x="0.5cm" svg:y="-0.825cm" presentation:class="title" presentation:user-transformed="true">
          <draw:text-box>
            <text:p><text:span text:style-name="T3">TRANSFORMANT EL DOCUMENT</text:span></text:p>
          </draw:text-box>
        </draw:frame>
        <draw:frame presentation:style-name="pr10" draw:text-style-name="P6" draw:layer="layout" svg:width="28.5cm" svg:height="25.588cm" svg:x="-0.5cm" svg:y="1.5cm" presentation:class="outline" presentation:user-transformed="true">
          <draw:text-box>
            <text:list text:style-name="L1">
              <text:list-header>
                <text:p text:style-name="P5"><text:span text:style-name="T4">Que ens donaria el següent resultat:</text:span></text:p>
                <text:p text:style-name="P9"><text:span text:style-name="T4">&lt;autores&gt;</text:span></text:p>
                <text:p text:style-name="P9"><text:span text:style-name="T4"><text:s text:c="2"/></text:span><text:span text:style-name="T4">&lt;autor&gt;</text:span></text:p>
                <text:p text:style-name="P10"><text:span text:style-name="T7"><text:s text:c="4"/></text:span><text:span text:style-name="T4">&lt;nombre&gt;Cervantes&lt;/nombre&gt;</text:span></text:p>
                <text:p text:style-name="P9"><text:span text:style-name="T4"><text:s text:c="4"/></text:span><text:span text:style-name="T4">&lt;libro&gt;Don Quijote&lt;/libro&gt;</text:span></text:p>
                <text:p text:style-name="P9"><text:span text:style-name="T4"><text:s text:c="2"/></text:span><text:span text:style-name="T4">&lt;/autor&gt;</text:span></text:p>
                <text:p text:style-name="P9"><text:span text:style-name="T4"><text:s text:c="2"/></text:span><text:span text:style-name="T4">&lt;autor&gt;</text:span></text:p>
                <text:p text:style-name="P9"><text:span text:style-name="T7"><text:s text:c="4"/></text:span><text:span text:style-name="T7">&lt;nombre&gt;</text:span><text:span text:style-name="T4">Lorca&lt;/nombre&gt;</text:span></text:p>
                <text:p text:style-name="P10"><text:span text:style-name="T7"><text:s text:c="4"/></text:span><text:span text:style-name="T7">&lt;libro&gt;</text:span><text:span text:style-name="T4">Poeta en Nueva York&lt;/libro&gt;</text:span></text:p>
                <text:p text:style-name="P9"><text:span text:style-name="T4"><text:s text:c="2"/></text:span><text:span text:style-name="T4">&lt;/autor&gt;</text:span></text:p>
                <text:p text:style-name="P9"><text:span text:style-name="T4">&lt;/autores&gt;</text:span></text:p>
              </text:list-header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ogress_5f_2" presentation:presentation-page-layout-name="AL1T1" presentation:use-date-time-name="dtd1" xml:id="id9" draw:id="id9">
        <office:forms form:automatic-focus="false" form:apply-design-mode="false"/>
        <draw:frame presentation:style-name="pr3" draw:text-style-name="P4" draw:layer="layout" svg:width="27cm" svg:height="3.151cm" svg:x="0.5cm" svg:y="-0.825cm" presentation:class="title" presentation:user-transformed="true">
          <draw:text-box>
            <text:p><text:span text:style-name="T3">EXERCICIS</text:span></text:p>
          </draw:text-box>
        </draw:frame>
        <draw:frame presentation:style-name="pr11" draw:text-style-name="P6" draw:layer="layout" svg:width="28.5cm" svg:height="25.088cm" svg:x="-0.5cm" svg:y="2cm" presentation:class="outline" presentation:user-transformed="true">
          <draw:text-box>
            <text:list text:style-name="L1">
              <text:list-header>
                <text:p text:style-name="P5"><text:span text:style-name="T4">Realitzeu els exercicis proposats i valideu l’eixida correcta mitjançant l’editor XSLT en línia (per veure si es el esperat):</text:span></text:p>
                <text:p text:style-name="P5"><text:span text:style-name="T4">https://www.w3schools.com/xml/tryxslt.asp?xmlfile=cdcatalog&amp;xsltfile=cdcatalog</text:span></text:p>
                <text:p text:style-name="P5"><text:span text:style-name="T4"/></text:p>
              </text:list-header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Regular" style:font-family-generic="swiss" style:font-pitch="variable"/>
    <style:font-face style:name="Liberation Sans Narrow2" svg:font-family="'Liberation Sans Narrow'" style:font-adornments="Regular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2" svg:font-family="'Liberation Sans'" style:font-adornments="Bold" style:font-family-generic="roman" style:font-pitch="variable"/>
    <style:font-face style:name="Liberation Sans3" svg:font-family="'Liberation Sans'" style:font-adornments="Regular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style:rfc-language-tag="ca-ES-valencia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  <style:text-properties fo:font-size="15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75cm" fo:text-indent="0cm"/>
      <style:text-properties fo:font-size="15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75cm" fo:text-indent="0cm"/>
      <style:text-properties fo:font-size="15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75cm" fo:text-indent="0cm"/>
      <style:text-properties fo:font-size="15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75cm" fo:text-indent="0cm"/>
      <style:text-properties fo:font-size="15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4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b4d435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rogress_5f_2-title">
      <style:graphic-properties draw:auto-grow-height="false" fo:min-height="3.508cm"/>
      <style:paragraph-properties style:writing-mode="lr-tb"/>
    </style:style>
    <style:style style:name="Mpr5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Progress_5f_2" style:display-name="Progress_2" style:page-layout-name="PM1" draw:style-name="Mdp2">
      <office:forms form:automatic-focus="false" form:apply-design-mode="false"/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4" draw:text-style-name="MP7" draw:layer="backgroundobjects" svg:width="25.005cm" svg:height="2.65cm" draw:transform="skewX (-2.80980493648851E-017) rotate (0.142244334037538) translate (1.295cm 9.021cm)" presentation:class="title">
        <draw:text-box>
          <text:p text:style-name="MP7">Pulse para editar el formato del texto de título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5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2T20:00:41.871000000</meta:creation-date>
    <dc:date>2023-02-28T13:13:27.292000000</dc:date>
    <meta:editing-duration>P2DT4H56M38S</meta:editing-duration>
    <meta:editing-cycles>153</meta:editing-cycles>
    <meta:generator>LibreOffice/7.2.4.1$Windows_X86_64 LibreOffice_project/27d75539669ac387bb498e35313b970b7fe9c4f9</meta:generator>
    <meta:document-statistic meta:object-count="68"/>
  </office:meta>
</office:document-meta>
</file>